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officeooo:rsid="00d2f8ec"/>
    </style:style>
    <style:style style:name="T10" style:family="text">
      <style:text-properties officeooo:rsid="00d320aa"/>
    </style:style>
    <style:style style:name="T11" style:family="text">
      <style:text-properties fo:font-size="12pt" fo:font-weight="bold" officeooo:rsid="00057710" style:font-size-asian="10.5pt" style:font-weight-asian="bold" style:font-size-complex="12pt" style:font-weight-complex="bold"/>
    </style:style>
    <style:style style:name="T12" style:family="text">
      <style:text-properties officeooo:rsid="00d3df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7"/>
      <text:p text:style-name="P7"/>
      <text:p text:style-name="P7">Di<text:span text:style-name="T3">marts</text:span><text:tab/>2<text:span text:style-name="T5">3</text:span>/09/2<text:span text:style-name="T5">5</text:span></text:p>
      <text:p text:style-name="P3">Comentat </text:p>
      <text:list xml:id="list3174177450219892405" text:style-name="L1">
        <text:list-item>
          <text:p text:style-name="P1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8">Di<text:span text:style-name="T3">mecres</text:span><text:tab/>2<text:span text:style-name="T5">4</text:span>/09/2<text:span text:style-name="T5">5</text:span></text:p>
      <text:p text:style-name="P4"><text:s/></text:p>
      <text:list xml:id="list3122337464811363234" text:style-name="L2">
        <text:list-item>
          <text:p text:style-name="P2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11"/>
      <text:p text:style-name="P8">Di<text:span text:style-name="T4">jous<text:tab/></text:span><text:tab/>2<text:span text:style-name="T5">5</text:span>/09/2<text:span text:style-name="T5">5</text:span></text:p>
      <text:p text:style-name="P4"><text:s/></text:p>
      <text:list xml:id="list6426844712519378063" text:style-name="L3">
        <text:list-item>
          <text:p text:style-name="P2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5">Comentat exercici 1.3-1</text:p>
        </text:list-item>
        <text:list-item>
          <text:p text:style-name="P26">Arribat fins apartat 1.3-2 Condensador</text:p>
        </text:list-item>
      </text:list>
      <text:p text:style-name="P12"/>
      <text:p text:style-name="P8">Di<text:span text:style-name="T4">vendres<text:tab/></text:span>2<text:span text:style-name="T5">6</text:span>/09/2<text:span text:style-name="T5">5</text:span></text:p>
      <text:p text:style-name="P4"><text:s/></text:p>
      <text:list xml:id="list5387350529172715780" text:style-name="L4">
        <text:list-item>
          <text:p text:style-name="P2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27">Comencem a preparar el material per a la pràctica de <text:a xlink:type="simple" xlink:href="https://paulinoposada.github.io/web_fred/web_fred_25_26/documents/practica_soldadura_blanda.pdf"><text:span text:style-name="T9">soldadura tova</text:span></text:a>.</text:p>
        </text:list-item>
      </text:list>
      <text:p text:style-name="P13"><text:s/></text:p>
      <text:p text:style-name="P13"/>
      <text:p text:style-name="P9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0"/>
      <text:p text:style-name="P10">Di<text:span text:style-name="T3">mecres</text:span><text:tab/><text:span text:style-name="T10">01</text:span>/<text:span text:style-name="T10">10</text:span>/2<text:span text:style-name="T5">5</text:span></text:p>
      <text:p text:style-name="P6"><text:s/></text:p>
      <text:list xml:id="list71907325945717" text:continue-list="list3122337464811363234" text:style-name="L2">
        <text:list-item>
          <text:p text:style-name="P2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20"/>
      <text:p text:style-name="P20">Di<text:span text:style-name="T12">jous</text:span><text:tab/><text:span text:style-name="T5">02</text:span>/<text:span text:style-name="T12">10</text:span>/2<text:span text:style-name="T5">5</text:span></text:p>
      <text:list xml:id="list71905908353714" text:continue-numbering="true" text:style-name="L2">
        <text:list-item>
          <text:p text:style-name="P2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23"/>
        </text:list-item>
      </text:list>
      <text:p text:style-name="P24"/>
      <text:p text:style-name="P24"/>
      <text:p text:style-name="P20">Di<text:span text:style-name="T12">vendres</text:span><text:tab/><text:span text:style-name="T5">03</text:span>/<text:span text:style-name="T12">10</text:span>/2<text:span text:style-name="T5">5</text:span></text:p>
      <text:p text:style-name="P1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9">Feim prova de pressió de les peces soldades.</text:p>
      <text:p text:style-name="P16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7T07:19:05.283195508</dc:date>
    <meta:editing-duration>PT2H6M24S</meta:editing-duration>
    <meta:editing-cycles>201</meta:editing-cycles>
    <meta:document-statistic meta:table-count="0" meta:image-count="0" meta:object-count="0" meta:page-count="1" meta:paragraph-count="31" meta:word-count="169" meta:character-count="1046" meta:non-whitespace-character-count="904"/>
  </office:meta>
</office:document-meta>
</file>